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590000844B00000BEA56F8CDB54CB2D513.svg" manifest:media-type="image/svg+xml"/>
  <manifest:file-entry manifest:full-path="Pictures/1000000100000500000000730AEB0395FAED74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35.5cm" svg:height="1.75cm" svg:x="0cm" svg:y="0cm">
          <draw:image xlink:href="Pictures/100001590000844B00000BEA56F8CDB54CB2D513.svg" xlink:type="simple" xlink:show="embed" xlink:actuate="onLoad" draw:mime-type="image/svg+xml">
            <text:p/>
          </draw:image>
          <draw:image xlink:href="Pictures/1000000100000500000000730AEB0395FAED740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5cm" fo:margin-bottom="0.75cm" fo:margin-left="0.75cm" fo:margin-right="0.75cm" fo:page-width="33.867cm" fo:page-height="3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26T14:22:48.699000000</dc:date>
    <meta:editing-duration>PT1H33M36S</meta:editing-duration>
    <meta:editing-cycles>1</meta:editing-cycles>
    <meta:document-statistic meta:object-count="1"/>
    <meta:generator>LibreOffice/7.2.0.4$Windows_X86_64 LibreOffice_project/9a9c6381e3f7a62afc1329bd359cc48accb6435b</meta:generator>
  </office:meta>
</office:document-meta>
</file>